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in" fo:text-align="justify"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text-properties fo:language="ru" fo:country="RU"/>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fo:margin-top="0in" fo:margin-bottom="0.0835in" loext:contextual-spacing="false" fo:text-align="justify" style:justify-single-word="false"/>
      <style:text-properties fo:language="en" fo:country="US"/>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0649" fo:background-color="transparent"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0649" officeooo:paragraph-rsid="001a0649" fo:background-color="transparent"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bd5" officeooo:paragraph-rsid="001babd5" fo:background-color="transparent"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bd5" officeooo:paragraph-rsid="00220264"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bd5" officeooo:paragraph-rsid="00280813"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bd5" officeooo:paragraph-rsid="0028b05f"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abd5" officeooo:paragraph-rsid="002db78e"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0264" officeooo:paragraph-rsid="00220264"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eca6" officeooo:paragraph-rsid="0025eca6"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2d55" officeooo:paragraph-rsid="00272d55"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b05f" officeooo:paragraph-rsid="0028b05f"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d9f2" officeooo:paragraph-rsid="002ad9f2"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font-weight="bold" style:font-weight-asian="bold" style:font-weight-complex="bold"/>
    </style:style>
    <style:style style:name="T27" style:family="text">
      <style:text-properties fo:font-weight="bold" officeooo:rsid="0018870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8870d"/>
    </style:style>
    <style:style style:name="T80" style:family="text">
      <style:text-properties officeooo:rsid="00199c7c"/>
    </style:style>
    <style:style style:name="T81" style:family="text">
      <style:text-properties officeooo:rsid="001a0649"/>
    </style:style>
    <style:style style:name="T82" style:family="text">
      <style:text-properties officeooo:rsid="001eb530"/>
    </style:style>
    <style:style style:name="T83" style:family="text">
      <style:text-properties officeooo:rsid="00208174"/>
    </style:style>
    <style:style style:name="T84" style:family="text">
      <style:text-properties officeooo:rsid="00220264"/>
    </style:style>
    <style:style style:name="T85" style:family="text">
      <style:text-properties officeooo:rsid="00245dcf"/>
    </style:style>
    <style:style style:name="T86" style:family="text">
      <style:text-properties officeooo:rsid="0025eca6"/>
    </style:style>
    <style:style style:name="T87" style:family="text">
      <style:text-properties officeooo:rsid="00272d55"/>
    </style:style>
    <style:style style:name="T88" style:family="text">
      <style:text-properties officeooo:rsid="00280813"/>
    </style:style>
    <style:style style:name="T89" style:family="text">
      <style:text-properties officeooo:rsid="0028b05f"/>
    </style:style>
    <style:style style:name="T90" style:family="text">
      <style:text-properties officeooo:rsid="002a9db4"/>
    </style:style>
    <style:style style:name="T91" style:family="text">
      <style:text-properties officeooo:rsid="002db7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3"/>
      <text:h text:style-name="P15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59">Дайсон.</text:span></text:p>
      <text:p text:style-name="P73"><text:span text:style-name="T8">– </text:span><text:span text:style-name="T59">Сколько тебе лет?</text:span></text:p>
      <text:p text:style-name="P73"><text:span text:style-name="T8">– </text:span><text:span text:style-name="T59">Два года с начала запуска кластера.</text:span></text:p>
      <text:p text:style-name="P73"><text:span text:style-name="T8">– </text:span><text:span text:style-name="T59">Какой сейчас год?</text:span></text:p>
      <text:p text:style-name="P73"><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6">incompartible interface Analytics v.0.93 beta</text:span>”</text:p>
      <text:p text:style-name="P32">Ага, уже теплее.</text:p>
      <text:p text:style-name="P32"/>
      <text:p text:style-name="P73"><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ка с резко очерчеными скулами в </text:span><text:soft-page-break/><text:span text:style-name="T49">ореоле живого переливающегося сияния, огромные глаза на треть морды, ажурные настороженные ушк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8565837285568385949" text:style-name="L1">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6">В Додж-Сити продолжаются исчезновения пони. Шериф подал в отставку…</text:span>”. “<text:span text:style-name="T26">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53"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text:span><text:soft-page-break/><text:span text:style-name="T40">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6">—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1">– </text:span>Ты?!</text:p>
      <text:p text:style-name="P9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1">– М</text:span>ожет, тогда ты скажешь, что в нём пошло не так и почему к вам попал я, а не сверхаликорн?</text:p>
      <text:p text:style-name="P93"><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4">—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6">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1">302 пони</text:span><text:span text:style-name="T26">.</text:span></text:p>
      <text:p text:style-name="P51"><text:span text:style-name="T61">250 пони</text:span><text:span text:style-name="T26">.</text:span></text:p>
      <text:p text:style-name="P51"><text:span text:style-name="T61">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oft-page-break/><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1">302 пони</text:span><text:span text:style-name="T26">.</text:span></text:p>
      <text:p text:style-name="P51"><text:span text:style-name="T61">250 пони</text:span><text:span text:style-name="T26">.</text:span></text:p>
      <text:p text:style-name="P51"><text:span text:style-name="T61">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text:soft-page-break/>–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 «<text:span text:style-name="T2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text:soft-page-break/>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oft-page-break/><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text:soft-page-break/>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soft-page-break/>…</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oft-page-break/><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oft-page-break/><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text:soft-page-break/>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7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text:soft-page-break/>–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text:soft-page-break/>–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7"/>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text:soft-page-break/>–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text:soft-page-break/>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робокорном».</text:p>
      <text:p text:style-name="P53">…</text:p>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text:soft-page-break/>–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Осколки</text:span></text:h>
      <text:p text:style-name="P80"/>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text:span text:style-name="T79">На макушке у него красовалась бейсболка с надписью «</text:span><text:span text:style-name="T27">СВЕТОЧ</text:span><text:span text:style-name="T79">».</text:span></text:p>
      <text:p text:style-name="P53">– Итак, через день мы достигнем цели.</text:p>
      <text:p text:style-name="P53">Надеюсь, все помнят план действий. Мы высаживаемся группой у входа и…</text:p>
      <text:p text:style-name="P53">– <text:span text:style-name="T80">Эм-м… </text:span>Прячемся?</text:p>
      <text:p text:style-name="P53">– Дерёмся с пландерсидами?</text:p>
      <text:p text:style-name="P53">– Создаём магическ<text:span text:style-name="T80">ий</text:span> <text:span text:style-name="T80">щит</text:span>?</text:p>
      <text:p text:style-name="P53">– Нет!</text:p>
      <text:p text:style-name="P53">Луна поднесла копыто ко рту и прокашлялась.</text:p>
      <text:p text:style-name="P140">– <text:span text:style-name="T80">Почему все такие невнимательные? </text:span>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text:span text:style-name="T80">нам надо будет как-то высадиться на поверхность. Вдобавок, </text:span>пландерсиды есть и в подземельях замка.</text:p>
      <text:p text:style-name="P141">Луна строго посмотрела на нас.</text:p>
      <text:p text:style-name="P140"><text:span text:style-name="T81">– Запомните, Наши маленькие пони! </text:span>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text:span text:style-name="T81">человек</text:span> отыщет Сестру с помощью компаса, что Мы приготовили для него. Ты активировал компас, <text:span text:style-name="T81">Анонимус</text:span>?</text:p>
      <text:p text:style-name="P53">Я продемонстрировал ночной принцессе шкатулку с беспорядочно мечущейся стрелкой.</text:p>
      <text:p text:style-name="P140">–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text:span text:style-name="T81">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span></text:p>
      <text:p text:style-name="P142">Лавандовая единорожка съёжилась.</text:p>
      <text:p text:style-name="P142">– Эм-м… Не совсем. То есть, я хочу сказать, что способы есть, но вряд ли они нам подходят. Зебринские ритуалы достаточно… эм-м… специфичны и предполагают <text:span text:style-name="T82">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span></text:p>
      <text:p text:style-name="P143">– <text:span text:style-name="T83">Нам не подходит зебринская магия! </text:span>– <text:span text:style-name="T83">сделала вывод Луна. </text:span>– <text:span text:style-name="T84">А Нашу магию Нам надо беречь для открытия коридора. В этоом случае Нам не остаётся ничего другого, как задействовать гвардию и Вондерболтов.</text:span></text:p>
      <text:p text:style-name="P147">Мордочка аликорницы омрачилась печалью.</text:p>
      <text:p text:style-name="P143">– <text:span text:style-name="T84">К сожалению, в этом случае жертв невозможно будет избежать. Мы бы многое отдали, чтобы не прибегать к этому варианту.</text:span></text:p>
      <text:p text:style-name="P148">Дэш подняла копыто.</text:p>
      <text:p text:style-name="P146">– <text:span text:style-name="T86">Если я правильно врубилась, нам надо навести шороху в болоте при посадке? Чтоб ничего не дёргалось? Это для меня — фигня! Было б о чём говорить.</text:span></text:p>
      <text:p text:style-name="P149">Все, <text:span text:style-name="T91">включая меня,</text:span> вытаращились на пегаску с великим удивлением. Дискорд покрутил когтем у виска.</text:p>
      <text:p text:style-name="P144">– <text:span text:style-name="T87">Я могу влупить по болоту радужным ударом. </text:span>– <text:span text:style-name="T87">объяснила пегаска. </text:span>– <text:span text:style-name="T88">Ручаюсь, после этого пландерсидам будет не до нас.</text:span></text:p>
      <text:p text:style-name="P150">Твайлайт <text:span text:style-name="T91">внезапно </text:span>закивала головой <text:span text:style-name="T90">и зашептала на ухо Луне</text:span>. Аликорница задумалась.</text:p>
      <text:p text:style-name="P145">– <text:span text:style-name="T89">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span></text:p>
      <text:p text:style-name="P151">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text:span text:style-name="T81">маго</text:span>истощения плюс подъём <text:span text:style-name="T81">л</text:span>уны <text:span text:style-name="T81">плюс принятие недугов Анонимуса</text:span> плюс заклинание <text:span text:style-name="T85">Путеводного Факела</text:span>…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text:span text:style-name="T81">я</text:span>…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text:soft-page-break/>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text:soft-page-break/></text:p>
      <text:p text:style-name="P54"/>
      <text:p text:style-name="P54"/>
      <text:p text:style-name="P54"/>
      <text:p text:style-name="P54"/>
      <text:p text:style-name="P54"/>
      <text:p text:style-name="P54"/>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text:soft-page-break/>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6">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text:soft-page-break/>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text:soft-page-break/>Там лишь тающая в темноте радуга.</text:p>
      <text:p text:style-name="P48"/>
      <text:h text:style-name="Heading_20_2" text:outline-level="2">2<text:span text:style-name="T1">4</text:span>. <text:span text:style-name="T1">Терра</text:span></text:h>
      <text:h text:style-name="P156"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text:soft-page-break/></text:p>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soft-page-break/>…</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6"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1">–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soft-page-break/>…</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text:soft-page-break/>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text:soft-page-break/>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1">– Анон…</text:span><text:span text:style-name="T1"> Тут окно разбито… И верёвка висит. – пискнула Флаттершай из кухни.</text:span></text:p>
      <text:p text:style-name="P95"><text:span text:style-name="T11">–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6"><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53" text:outline-level="2"><text:soft-page-break/>2<text:span text:style-name="T1">7</text:span>. Отбытие</text:h>
      <text:p text:style-name="P113">&lt;Mission Impossible theme ?&gt;</text:p>
      <text:p text:style-name="P96"><text:span text:style-name="T11">–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1">– Нет! Дискорд </text:span>— не убийца!</text:p>
      <text:p text:style-name="P116">С необычной для неё силой, Флаттершай вытащила кляп изо рта драконикуса.</text:p>
      <text:p text:style-name="P11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1">– </text:span>Говори.</text:p>
      <text:p text:style-name="P116">Дискорд немного успокоился.</text:p>
      <text:p text:style-name="P116"><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6"><text:span text:style-name="T11">–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text:soft-page-break/>Я задумался. Драконикус, похоже, говорил искренне. Но кто тогда всё это время играл с нами, <text:span text:style-name="T24">словно кот с мышью</text:span>?</text:p>
      <text:p text:style-name="P116"><text:span text:style-name="T11">– </text:span>Анон! <text:span text:style-name="T11">– </text:span>крикнула Эпплджек из прихожей. <text:span text:style-name="T11">–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ДА НУ ЕГО НАХУЙ — ТАКОЙ АЛЬПИНИЗ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text:soft-page-break/>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1">–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1">–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text:soft-page-break/></text:p>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29">.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1">.</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text:soft-page-break/>–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oft-page-break/><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4">Я подозрительно посмотрел на Анакорна.</text:p>
      <text:p text:style-name="P103"><text:span text:style-name="T17">– </text:span><text:span text:style-name="T49">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text:soft-page-break/>–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text:soft-page-break/>–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6">—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4">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33">– Я в порядке. Вот, возвращаюсь </text:span>в свой мир. Ну, не совсем <text:span text:style-name="T1">в свой</text:span>. Почти.</text:p>
      <text:p text:style-name="P95"><text:span text:style-name="T1">–</text:span> Навсегда?</text:p>
      <text:p text:style-name="P95"><text:soft-page-break/><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5">Я опустил руку на шею Дэш и ощутил теплоту и лёгкое покалывание в пустоте.</text:p>
      <text:p text:style-name="P95"><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2">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05T19:11:51.504511578</dc:date>
    <meta:editing-duration>P138DT16H54M35S</meta:editing-duration>
    <meta:editing-cycles>8461</meta:editing-cycles>
    <meta:generator>LibreOffice/5.1.6.2$Linux_X86_64 LibreOffice_project/10m0$Build-2</meta:generator>
    <meta:document-statistic meta:table-count="0" meta:image-count="0" meta:object-count="0" meta:page-count="212" meta:paragraph-count="4468" meta:word-count="94119" meta:character-count="623029" meta:non-whitespace-character-count="529045"/>
  </office:meta>
</office:document-meta>
</file>